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01d06" officeooo:paragraph-rsid="00101d06"/>
    </style:style>
    <style:style style:name="P2" style:family="paragraph" style:parent-style-name="Text_20_body">
      <style:text-properties fo:font-size="12pt" officeooo:rsid="00101d06" officeooo:paragraph-rsid="00101d06" style:font-size-asian="10.5pt" style:font-size-complex="12pt"/>
    </style:style>
    <style:style style:name="P3" style:family="paragraph" style:parent-style-name="Text_20_body" style:list-style-name="L1">
      <style:paragraph-properties fo:text-align="justify" style:justify-single-word="false"/>
      <style:text-properties officeooo:paragraph-rsid="00101d06"/>
    </style:style>
    <style:style style:name="P4" style:family="paragraph" style:parent-style-name="Text_20_body" style:list-style-name="L1">
      <style:paragraph-properties fo:text-align="justify" style:justify-single-word="false"/>
      <style:text-properties officeooo:rsid="0012038d" officeooo:paragraph-rsid="0012038d"/>
    </style:style>
    <style:style style:name="P5" style:family="paragraph" style:parent-style-name="Text_20_body" style:list-style-name="L1">
      <style:paragraph-properties fo:text-align="justify" style:justify-single-word="false"/>
      <style:text-properties officeooo:rsid="00138f18" officeooo:paragraph-rsid="00138f18"/>
    </style:style>
    <style:style style:name="P6" style:family="paragraph" style:parent-style-name="Title">
      <style:text-properties officeooo:rsid="00101d06" officeooo:paragraph-rsid="00101d06"/>
    </style:style>
    <style:style style:name="P7" style:family="paragraph" style:parent-style-name="Heading_20_2">
      <style:text-properties officeooo:rsid="00101d06" officeooo:paragraph-rsid="00101d06"/>
    </style:style>
    <style:style style:name="T1" style:family="text">
      <style:text-properties officeooo:rsid="00101d06"/>
    </style:style>
    <style:style style:name="T2" style:family="text">
      <style:text-properties officeooo:rsid="0012038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officeooo:rsid="00138f18"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38f18"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oter</text:p>
      <text:p text:style-name="P2"/>
      <text:h text:style-name="P7" text:outline-level="2">State management</text:h>
      <text:p text:style-name="P1">Når det kommer til state management i Vue kan det deles op i 3 forskellige grupper. </text:p>
      <text:list xml:id="list387233179" text:style-name="L1">
        <text:list-item>
          <text:p text:style-name="P3"><text:span text:style-name="T2">Ikke specielt gode måde er at lave nestede callback fra parrent til child tilbage til parrent og så ud til anden child component der skal bruge dataene. Denne løsning er ikke særlig god og bør kun bruges til meget små projekter.</text:span></text:p>
        </text:list-item>
        <text:list-item>
          <text:p text:style-name="P4">En <text:span text:style-name="T3">event bus</text:span> kan bruges til at sende data til og hente data fra, men problemet her er at den hurtigt bliver stor og sværd at holde styr på. Det er heller ikke nemt at tracke dataene mens de flyttes rundt. Data kan sendes til bus med <text:span text:style-name="T5">$emit()</text:span><text:span text:style-name="T7"> og hentes med </text:span><text:span text:style-name="T5">$on</text:span><text:span text:style-name="T7">. Denne løsning er OK til medium projekter.</text:span></text:p>
        </text:list-item>
        <text:list-item>
          <text:p text:style-name="P5"><text:span text:style-name="T6">Til slut kan man vha. Vuex lave en generel </text:span><text:span text:style-name="T4">store</text:span><text:span text:style-name="T8"> hvor dataene kan sendes igennem. Denne løsning er bedste til medium til store projekter.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01d0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span text:style-name="MT1">Side </text:span><text:page-number text:select-page="current">1</text:page-number><text:s/><text:span text:style-name="MT1">af </text:span><text:span text:style-name="MT1"><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4:09:19.630860860</meta:creation-date>
    <dc:title>Modern</dc:title>
    <meta:generator>LibreOffice/6.2.3.2$Linux_X86_64 LibreOffice_project/20$Build-2</meta:generator>
    <meta:editing-duration>PT3M46S</meta:editing-duration>
    <meta:editing-cycles>3</meta:editing-cycles>
    <dc:date>2019-05-11T14:21:16.644164453</dc:date>
    <meta:document-statistic meta:table-count="0" meta:image-count="0" meta:object-count="0" meta:page-count="1" meta:paragraph-count="7" meta:word-count="150" meta:character-count="791" meta:non-whitespace-character-count="647"/>
  </office:meta>
</office:document-meta>
</file>